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cite{RDF})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cite{Breslin2006,Breslin2005}.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Text_20_body"/>
      <text:p text:style-name="Text_20_body">\begin{figure}[ht]</text:p>
      <text:p text:style-name="Text_20_body"><text:s/>\centering</text:p>
      <text:p text:style-name="Text_20_body"><text:s/>\includegraphics[width=7cm]{images/sioc-terms.png}</text:p>
      <text:p text:style-name="Text_20_body"><text:s/>\caption{SIOC ontology terms}</text:p>
      <text:p text:style-name="Text_20_body">\end{figure}</text:p>
      <text:p text:style-name="Text_20_body"/>
      <text:p text:style-name="P7">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was quickly identified a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ref{fig:rdfexample}.</text:p>
      <text:p text:style-name="Text_20_body"/>
      <text:p text:style-name="Text_20_body">\begin{figure}[ht]</text:p>
      <text:p text:style-name="Text_20_body">\lstset{language=RDF}</text:p>
      <text:p text:style-name="Text_20_body">\begin{lstlisting}</text:p>
      <text:p text:style-name="Preformatted_20_Text">&lt;rdf:RDF</text:p>
      <text:p text:style-name="Preformatted_20_Text"><text:s text:c="2"/>xmlns:dcterms='http://purl.org/dc/terms/'</text:p>
      <text:p text:style-name="Preformatted_20_Text"><text:s text:c="2"/>xmlns:sioc='http://rdfs.org/sioc/ns#'</text:p>
      <text:p text:style-name="Preformatted_20_Text"><text:s text:c="2"/>xmlns:rdf='http://www.w3.org/1999/02/22-rdf-syntax-ns#'</text:p>
      <text:p text:style-name="Preformatted_20_Text"><text:s text:c="2"/>xmlns:swaml='http://swaml.berlios.de/ns/0.2#'</text:p>
      <text:p text:style-name="Preformatted_20_Text"><text:s text:c="2"/>xmlns:dc='http://purl.org/dc/elements/1.1/'</text:p>
      <text:p text:style-name="Preformatted_20_Text"><text:s text:c="2"/>xml:base='http://swaml.berlios.de/demo/'&gt;</text:p>
      <text:p text:style-name="Preformatted_20_Text"><text:s text:c="2"/>&lt;sioc:Post rdf:about="2006-Oct/post-50.rdf"&gt;</text:p>
      <text:p text:style-name="Preformatted_20_Text"><text:s text:c="4"/>&lt;dc:title&gt;SIOC properties cardinality&lt;/dc:title&gt;</text:p>
      <text:p text:style-name="Preformatted_20_Text"><text:s text:c="4"/>&lt;sioc:has_creator rdf:resource="subscribers.rdf#s4"/&gt;</text:p>
      <text:p text:style-name="Preformatted_20_Text"><text:s text:c="4"/>&lt;dcterms:created&gt;Thu, 12 Oct 2006 23:59:26 +0200&lt;/dcterms:created&gt;</text:p>
      <text:p text:style-name="Preformatted_20_Text"><text:s text:c="4"/>&lt;sioc:content&gt;&lt;!-- ommitted --&gt;&lt;/sioc:content&gt;</text:p>
      <text:p text:style-name="Preformatted_20_Text"><text:s text:c="4"/>&lt;sioc:has_reply rdf:resource="2006-Oct/post-51.rdf"/&gt;</text:p>
      <text:p text:style-name="Preformatted_20_Text"><text:s text:c="4"/>&lt;swaml:previousByDate rdf:resource="2006-Oct/post-49.rdf"/&gt;</text:p>
      <text:p text:style-name="Preformatted_20_Text"><text:s text:c="4"/>&lt;swaml:nextByDate rdf:resource="2006-Oct/post-51.rdf"/&gt;</text:p>
      <text:p text:style-name="Preformatted_20_Text"><text:s text:c="2"/>&lt;/sioc:Post&gt;</text:p>
      <text:p text:style-name="Preformatted_20_Text">&lt;/rdf:RDF&gt;</text:p>
      <text:p text:style-name="Text_20_body">\end{lstlisting}</text:p>
      <text:p text:style-name="Text_20_body">\caption{SIOC Post example in RDF/XML}</text:p>
      <text:p text:style-name="Text_20_body">\label{fig:rdfexample}</text:p>
      <text:p text:style-name="Text_20_body">\end{figure}</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Text_20_body"/>
      <text:p text:style-name="Text_20_body">\begin{figure}[ht]</text:p>
      <text:p text:style-name="Text_20_body"><text:s/>\centering</text:p>
      <text:p text:style-name="Text_20_body"><text:s/>\includegraphics[width=9cm]{images/swaml.png}</text:p>
      <text:p text:style-name="Text_20_body"><text:s/>\caption{\label{fig:swaml-and-buxon}Buxon is an end-user application</text:p>
      <text:p text:style-name="Text_20_body">that consumes</text:p>
      <text:p text:style-name="Text_20_body">\textsf{sioc:Forum} instances, which in turn can be generated from mailboxes</text:p>
      <text:p text:style-name="Text_20_body">using SWAML.}</text:p>
      <text:p text:style-name="Text_20_body">\end{figure}</text:p>
      <text:p text:style-name="Text_20_body"/>
      <text:p text:style-name="Text_20_body">Each tool has a precisely defined role, fulfilling the need to generate RDF data and to consume data, respectively, as depicted in Figure~\ref{fig:swaml-and-buxon}.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SWAML builds a tree for in-memory representation of the conversation threads, so <text:span text:style-name="Variable">sioc:Post</text:span>s can be properly linked.</text:p>
      <text:p text:style-name="P7">Actually, SWAML goes further than just a format-translation tool. A dedicated subroutine that runs a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 (Brickley 2006). Figure~\ref{fig:googlemaps} depicts a graphical representation of the KML file for a sample mailing list.</text:p>
      <text:p text:style-name="Text_20_body"/>
      <text:p text:style-name="Text_20_body">\begin{figure}[ht]</text:p>
      <text:p text:style-name="Text_20_body"><text:s/>\centering</text:p>
      <text:p text:style-name="Text_20_body"><text:s/>\includegraphics[width=9cm]{images/googlemaps.png}</text:p>
      <text:p text:style-name="Text_20_body"><text:s/>\caption{\label{fig:googlemaps}Plotting the geographical coordinates of</text:p>
      <text:p text:style-name="Text_20_body">the members of a mailing list using Google Maps.}</text:p>
      <text:p text:style-name="Text_20_body">\end{figur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ref{fig:buxon}).</text:p>
      <text:p text:style-name="Text_20_body"/>
      <text:p text:style-name="Text_20_body">\begin{figure}[ht]</text:p>
      <text:p text:style-name="Text_20_body"><text:s/>\centering</text:p>
      <text:p text:style-name="Text_20_body"><text:s/>\includegraphics[width=9cm]{images/buxon.png}</text:p>
      <text:p text:style-name="Text_20_body"><text:s/>\caption{\label{fig:buxon}Buxon browsing SIOC-Dev mailing list}</text:p>
      <text:p text:style-name="Text_20_body"><text:s/>%FIXME: add a screenshot of v0.0.4</text:p>
      <text:p text:style-name="Text_20_body">\end{figure}</text:p>
      <text:p text:style-name="Text_20_body"/>
      <text:p text:style-name="Text_20_body">Buxon also gives users the ability to query the messages, searching for terms or filtering the messages in a date range. All these queries are internally translated to SPARQL (Clark 2006) to be executed over the RDF graph.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Text_20_body"/>
      <text:p text:style-name="Text_20_body">\begin{figure}[ht]</text:p>
      <text:p text:style-name="Text_20_body">\lstset{language=SPARQL}</text:p>
      <text:p text:style-name="Text_20_body">\begin{lstlisting}</text:p>
      <text:p text:style-name="Preformatted_20_Text">PREFIX sioc: &lt;http://rdfs.org/sioc/ns#&gt;</text:p>
      <text:p text:style-name="Preformatted_20_Text">PREFIX rdf: &lt;http://www.w3.org/1999/02/22-rdf-syntax-ns#&gt;</text:p>
      <text:p text:style-name="Preformatted_20_Text">SELECT ?title</text:p>
      <text:p text:style-name="Preformatted_20_Text">FROM &lt;http://swaml.berlios.de/demo/index.rdf&gt;</text:p>
      <text:p text:style-name="Preformatted_20_Text">WHERE</text:p>
      <text:p text:style-name="Preformatted_20_Text">{</text:p>
      <text:p text:style-name="Preformatted_20_Text"><text:s text:c="2"/>?x rdf:type sioc:Forum .</text:p>
      <text:p text:style-name="Preformatted_20_Text"><text:s text:c="2"/>?x sioc:container_of ?message .</text:p>
      <text:p text:style-name="Preformatted_20_Text"><text:s text:c="2"/>?message sioc:has_creator ?creator .</text:p>
      <text:p text:style-name="Preformatted_20_Text"><text:s text:c="2"/>?creator sioc:name "Diego Berrueta" .</text:p>
      <text:p text:style-name="Preformatted_20_Text"><text:s text:c="2"/>?message dc:title ?title</text:p>
      <text:p text:style-name="Preformatted_20_Text">}</text:p>
      <text:p text:style-name="Text_20_body">\end{lstlisting}</text:p>
      <text:p text:style-name="Text_20_body">\caption{SPARQL query to extract all the posts sent by a given person to any <text:span text:style-name="Variable">sioc:Forum</text:span> instance.}</text:p>
      <text:p text:style-name="Text_20_body">\label{fig:sparqlquery}</text:p>
      <text:p text:style-name="Text_20_body">\end{figure}</text:p>
      <text:h text:style-name="Heading_20_1" text:outline-level="1">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9">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9">Actually, integration could be pushed further away through RDFa (Birbeck 2006), embedding the RDF content into the XHTML documents.</text:p>
        </text:list-item>
        <text:list-item>
          <text:p text:style-name="P9">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9">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9">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18:35:20</dc:date>
    <dc:language>es-ES</dc:language>
    <meta:editing-cycles>19</meta:editing-cycles>
    <meta:user-defined meta:name="Info 1"/>
    <meta:user-defined meta:name="Info 2"/>
    <meta:user-defined meta:name="Info 3"/>
    <meta:user-defined meta:name="Info 4"/>
    <meta:document-statistic meta:table-count="0" meta:image-count="0" meta:object-count="0" meta:page-count="7" meta:paragraph-count="131" meta:word-count="2880" meta:character-count="17963"/>
  </office:meta>
</office:document-meta>
</file>